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4" table:default-cell-style-name="ce6"/>
        <table:table-column table:style-name="co4" table:number-columns-repeated="6" table:default-cell-style-name="ce2"/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string">
            <text:p>№</text:p>
          </table:table-cell>
          <table:table-cell table:style-name="ce1" office:value-type="string">
            <text:p>Отдел</text:p>
          </table:table-cell>
          <table:table-cell table:style-name="ce4" office:value-type="string">
            <text:p>Наименование товара</text:p>
          </table:table-cell>
          <table:table-cell table:style-name="ce5" office:value-type="string">
            <text:p>единица измерения</text:p>
          </table:table-cell>
          <table:table-cell table:style-name="ce5" office:value-type="string">
            <text:p>цена за единицу товара</text:p>
          </table:table-cell>
          <table:table-cell table:style-name="ce5" office:value-type="string">
            <text:p>количество прихода</text:p>
          </table:table-cell>
          <table:table-cell table:style-name="ce5" office:value-type="string">
            <text:p>цена прихода</text:p>
          </table:table-cell>
          <table:table-cell table:style-name="ce5" office:value-type="string">
            <text:p>количесвто расхода</text:p>
          </table:table-cell>
          <table:table-cell table:style-name="ce5" office:value-type="string">
            <text:p>цеа расхода</text:p>
          </table:table-cell>
          <table:table-cell table:style-name="ce5" office:value-type="string">
            <text:p>количесвто остатка</text:p>
          </table:table-cell>
          <table:table-cell table:style-name="ce5" office:value-type="string">
            <text:p>Сумма остатка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ндитерский</text:p>
          </table:table-cell>
          <table:table-cell office:value-type="string">
            <text:p>Зефир в шоколаде</text:p>
          </table:table-cell>
          <table:table-cell office:value-type="string">
            <text:p>упак.</text:p>
          </table:table-cell>
          <table:table-cell office:value-type="float" office:value="15">
            <text:p>15,00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олочный</text:p>
          </table:table-cell>
          <table:table-cell office:value-type="string">
            <text:p>Йогурт молочный</text:p>
          </table:table-cell>
          <table:table-cell office:value-type="string">
            <text:p>упак.</text:p>
          </table:table-cell>
          <table:table-cell office:value-type="float" office:value="9.6">
            <text:p>9,60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ясной</text:p>
          </table:table-cell>
          <table:table-cell office:value-type="string">
            <text:p>Колбаса озерская</text:p>
          </table:table-cell>
          <table:table-cell office:value-type="string">
            <text:p>кг</text:p>
          </table:table-cell>
          <table:table-cell office:value-type="float" office:value="30">
            <text:p>30,00</text:p>
          </table:table-cell>
          <table:table-cell office:value-type="float" office:value="34">
            <text:p>34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Молочный</text:p>
          </table:table-cell>
          <table:table-cell office:value-type="string">
            <text:p>Молоко</text:p>
          </table:table-cell>
          <table:table-cell office:value-type="string">
            <text:p>упак.</text:p>
          </table:table-cell>
          <table:table-cell office:value-type="float" office:value="10.5">
            <text:p>10,50</text:p>
          </table:table-cell>
          <table:table-cell office:value-type="float" office:value="36">
            <text:p>36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ндитерский</text:p>
          </table:table-cell>
          <table:table-cell office:value-type="string">
            <text:p>Конфеты «малина»</text:p>
          </table:table-cell>
          <table:table-cell office:value-type="string">
            <text:p>кг</text:p>
          </table:table-cell>
          <table:table-cell office:value-type="float" office:value="11">
            <text:p>11,00</text:p>
          </table:table-cell>
          <table:table-cell office:value-type="float" office:value="56">
            <text:p>56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ясной</text:p>
          </table:table-cell>
          <table:table-cell office:value-type="string">
            <text:p>Колбаса докторская</text:p>
          </table:table-cell>
          <table:table-cell office:value-type="string">
            <text:p>кг</text:p>
          </table:table-cell>
          <table:table-cell office:value-type="float" office:value="40.5">
            <text:p>40,50</text:p>
          </table:table-cell>
          <table:table-cell office:value-type="float" office:value="68">
            <text:p>68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но-водочный</text:p>
          </table:table-cell>
          <table:table-cell office:value-type="string">
            <text:p>Sprite</text:p>
          </table:table-cell>
          <table:table-cell office:value-type="string">
            <text:p>бут. 1Л</text:p>
          </table:table-cell>
          <table:table-cell office:value-type="float" office:value="16">
            <text:p>16,00</text:p>
          </table:table-cell>
          <table:table-cell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Молочнй</text:p>
          </table:table-cell>
          <table:table-cell office:value-type="string">
            <text:p>Йогурт земляничный</text:p>
          </table:table-cell>
          <table:table-cell office:value-type="string">
            <text:p>упак.</text:p>
          </table:table-cell>
          <table:table-cell office:value-type="float" office:value="11">
            <text:p>11,00</text:p>
          </table:table-cell>
          <table:table-cell office:value-type="float" office:value="23">
            <text:p>23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Мясной</text:p>
          </table:table-cell>
          <table:table-cell office:value-type="string">
            <text:p>Сосиски</text:p>
          </table:table-cell>
          <table:table-cell office:value-type="string">
            <text:p>кг</text:p>
          </table:table-cell>
          <table:table-cell office:value-type="float" office:value="36.5">
            <text:p>36,50</text:p>
          </table:table-cell>
          <table:table-cell office:value-type="float" office:value="48">
            <text:p>48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Вино-водочный</text:p>
          </table:table-cell>
          <table:table-cell office:value-type="string">
            <text:p>Пепси-кола</text:p>
          </table:table-cell>
          <table:table-cell office:value-type="string">
            <text:p>бут. 1Л</text:p>
          </table:table-cell>
          <table:table-cell office:value-type="float" office:value="16.5">
            <text:p>16,50</text:p>
          </table:table-cell>
          <table:table-cell office:value-type="float" office:value="60">
            <text:p>60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</table:table>
      <table:table table:name="Лист2" table:style-name="ta1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12:39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3-05-11T12:26:35</meta:creation-date>
    <dc:date>2013-05-11T12:39:29</dc:date>
    <dc:creator>a </dc:creator>
    <meta:editing-duration>PT12M55S</meta:editing-duration>
    <meta:editing-cycles>1</meta:editing-cycles>
    <meta:document-statistic meta:table-count="3" meta:cell-count="81" meta:object-count="0"/>
    <meta:generator>LibreOffice/3.4$Linux LibreOffice_project/340m1$Build-402</meta:generator>
  </office:meta>
</office:document-meta>
</file>